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2.656cm"/>
    </style:style>
    <style:style style:name="co3" style:family="table-column">
      <style:table-column-properties fo:break-before="auto" style:column-width="2.016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avier_phrases_1a_SMK_angla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b_char (C_w)</text:p>
          </table:table-cell>
          <table:table-cell office:value-type="string" calcext:value-type="string">
            <text:p>Freq (F_w)</text:p>
          </table:table-cell>
          <table:table-cell office:value-type="string" calcext:value-type="string">
            <text:p>Nb_scan (S_w)</text:p>
          </table:table-cell>
          <table:table-cell office:value-type="string" calcext:value-type="string">
            <text:p>Nb_act</text:p>
          </table:table-cell>
          <table:table-cell office:value-type="string" calcext:value-type="string">
            <text:p>S_w x F_w</text:p>
          </table:table-cell>
          <table:table-cell office:value-type="string" calcext:value-type="string">
            <text:p>C_w x F_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835" calcext:value-type="float">
            <text:p>2835</text:p>
          </table:table-cell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65" calcext:value-type="float">
            <text:p>765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48" calcext:value-type="float">
            <text:p>648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80" calcext:value-type="float">
            <text:p>980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76" calcext:value-type="float">
            <text:p>576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72" calcext:value-type="float">
            <text:p>272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SUM([.F2:.F1165])/SUM([.G2:.G1165])" office:value-type="float" office:value="5.40635340833885" calcext:value-type="float">
            <text:p>5,4063534083388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68" calcext:value-type="float">
            <text:p>368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616" calcext:value-type="float">
            <text:p>616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78" calcext:value-type="float">
            <text:p>378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91" calcext:value-type="float">
            <text:p>391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23" calcext:value-type="float">
            <text:p>323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84" calcext:value-type="float">
            <text:p>38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ver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96" calcext:value-type="float">
            <text:p>196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fe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75" calcext:value-type="float">
            <text:p>17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nsiv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60" calcext:value-type="float">
            <text:p>260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as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220" calcext:value-type="float">
            <text:p>22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ay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vorit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84" calcext:value-type="float">
            <text:p>18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an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96" calcext:value-type="float">
            <text:p>196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o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i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oug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a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icate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rv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icul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g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p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e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v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ar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nigh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ic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hin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s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l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ing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59" calcext:value-type="float">
            <text:p>159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on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iden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ke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utifu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k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ke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e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colat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cat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ed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ki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r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m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rv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to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or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n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jo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oug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ir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on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hang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s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enc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e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tin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es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ediately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in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s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e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e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tin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hl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op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er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ons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ping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on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awlin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yin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k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ec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g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cket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orrow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igh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t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rin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r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en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ou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ul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andon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a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nc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mpanie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rdi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u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tel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iti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anc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ai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eeme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ea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por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rg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gato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ott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os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un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m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iversar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ounc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wer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mor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th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rtment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ar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ointmen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u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iration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ul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gnme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onishmen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let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oid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a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one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oq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ck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hroo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m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inni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i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iev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ig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wee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ar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ges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k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t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thda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sh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row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y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k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thi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k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glar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i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ines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pa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k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i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italis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eles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ur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lenge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cello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g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ic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istr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v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l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in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mstanc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ic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litio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aps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itt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i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aint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t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tel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entrat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denti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quenc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ideratio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s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s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onat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ct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tag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p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s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t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wd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w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p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stod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il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h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ghter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si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sion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iver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i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artme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ructi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ail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o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dro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osaur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lomac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p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io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st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harge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ouraging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overin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ree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gusti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urbanc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phin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o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rmitor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er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s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r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way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om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ort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ion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phant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ato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i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loye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ouragemen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larg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ati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iquett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uall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bod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da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whe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sperat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lle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it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it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ctanc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ns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inc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lur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vourit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ruar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l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l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ur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ger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sh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vor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bal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v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t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uentl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u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ndl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d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i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er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bler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bag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nc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ilock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fer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spe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ernment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it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as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a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cer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delin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burg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icappe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l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i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r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s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r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keep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inati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reas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cat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fficien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justic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piri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at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ranc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action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estin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stigat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egul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m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d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wel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k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ic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l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ss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ck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u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o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g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ndr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vator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th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v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it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i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s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er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ter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l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il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i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iner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jest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u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nit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ev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cop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gh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ghti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u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t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at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or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h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g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vation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ter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t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on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rb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th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rvou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bod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t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e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iv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ligation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ervati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casion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cu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ean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ender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en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ensiv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ymp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pos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z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draw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e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nting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kway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i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nut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e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er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alt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iste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enomen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tograph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ras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ic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e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tur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asa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onou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tic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tic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res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rit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aution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ictab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f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ferr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par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cript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nc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ntat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identi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ident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aili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iti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it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z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sso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i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os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rieto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c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ster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id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id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inc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iatris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olog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sh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p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ishme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ck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k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rt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in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l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t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o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ketbal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ge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drop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idl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ional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t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l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pt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ruitmen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angula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ycli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oubl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res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dum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s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jectio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ion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igi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r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r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iculou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f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p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v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n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dl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t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sme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p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y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e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uli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ol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atc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s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so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son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m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nar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tenc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c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rt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veri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er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t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i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t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mm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pper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n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n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ghetti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a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acula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c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ll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onfu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ilit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ligh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ck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f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mul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i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nger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pi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division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ect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urb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ce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gest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it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i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n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e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ma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ger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m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shir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o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llab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path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to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k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t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ati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ch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men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g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k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oug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oughl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usan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geth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i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s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chdow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ition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ff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acti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asur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asur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asur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a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e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p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ub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ck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m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f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neck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cceptab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vailab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stoo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we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ortunat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cycl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on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all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iti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ti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uall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u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ill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tilati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b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im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t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c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er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e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rant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en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p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ow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er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sdo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shfu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draw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ness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nderfu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r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t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ot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1T16:21:56.458000000</dc:date>
    <meta:editing-duration>PT1M48S</meta:editing-duration>
    <meta:editing-cycles>2</meta:editing-cycles>
    <meta:generator>LibreOffice/7.4.3.2$Windows_X86_64 LibreOffice_project/1048a8393ae2eeec98dff31b5c133c5f1d08b890</meta:generator>
    <meta:document-statistic meta:table-count="1" meta:cell-count="8156" meta:object-count="0"/>
  </office:meta>
</office:document-meta>
</file>